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style:line-height-at-least="0.1979in" fo:background-color="#1E1E1E"/>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2" style:parent-style-name="Normal" style:family="paragraph">
      <style:paragraph-properties fo:margin-bottom="0in" style:line-height-at-least="0.1979in" fo:background-color="#1E1E1E"/>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3" style:parent-style-name="Normal" style:family="paragraph">
      <style:paragraph-properties fo:margin-bottom="0in" style:line-height-at-least="0.1979in" fo:background-color="#1E1E1E"/>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4" style:parent-style-name="Normal" style:family="paragraph">
      <style:paragraph-properties fo:margin-bottom="0in" style:line-height-at-least="0.1979in" fo:background-color="#1E1E1E"/>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5" style:parent-style-name="Normal" style:family="paragraph">
      <style:paragraph-properties fo:margin-bottom="0in" style:line-height-at-least="0.1979in" fo:background-color="#1E1E1E"/>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6" style:parent-style-name="Normal" style:family="paragraph">
      <style:paragraph-properties fo:margin-bottom="0in" style:line-height-at-least="0.1979in" fo:background-color="#1E1E1E"/>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7" style:parent-style-name="Normal" style:family="paragraph">
      <style:paragraph-properties fo:margin-bottom="0in" style:line-height-at-least="0.1979in" fo:background-color="#1E1E1E"/>
    </style:style>
    <style:style style:name="T8" style:parent-style-name="DefaultParagraphFont" style:family="text">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T9" style:parent-style-name="DefaultParagraphFont" style:family="text">
      <style:text-properties style:font-name="Consolas" style:font-name-asian="Times New Roman" style:font-name-complex="Times New Roman" fo:color="#569CD6" fo:font-size="10.5pt" style:font-size-asian="10.5pt" style:font-size-complex="10.5pt" fo:language="fr" fo:country="FR" style:language-asian="en" style:country-asian="GB"/>
    </style:style>
    <style:style style:name="T10" style:parent-style-name="DefaultParagraphFont" style:family="text">
      <style:text-properties style:font-name="Consolas" style:font-name-asian="Times New Roman" style:font-name-complex="Times New Roman" fo:color="#D4D4D4" fo:font-size="10.5pt" style:font-size-asian="10.5pt" style:font-size-complex="10.5pt" fo:language="fr" fo:country="FR" style:language-asian="en" style:country-asian="GB"/>
    </style:style>
    <style:style style:name="T11" style:parent-style-name="DefaultParagraphFont" style:family="text">
      <style:text-properties style:font-name="Consolas" style:font-name-asian="Times New Roman" style:font-name-complex="Times New Roman" fo:color="#9CDCFE" fo:font-size="10.5pt" style:font-size-asian="10.5pt" style:font-size-complex="10.5pt" fo:language="fr" fo:country="FR" style:language-asian="en" style:country-asian="GB"/>
    </style:style>
    <style:style style:name="T12" style:parent-style-name="DefaultParagraphFont" style:family="text">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13" style:parent-style-name="Normal" style:family="paragraph">
      <style:paragraph-properties fo:margin-bottom="0in" style:line-height-at-least="0.1979in" fo:background-color="#1E1E1E"/>
    </style:style>
    <style:style style:name="T14" style:parent-style-name="DefaultParagraphFont" style:family="text">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T15" style:parent-style-name="DefaultParagraphFont" style:family="text">
      <style:text-properties style:font-name="Consolas" style:font-name-asian="Times New Roman" style:font-name-complex="Times New Roman" fo:color="#569CD6" fo:font-size="10.5pt" style:font-size-asian="10.5pt" style:font-size-complex="10.5pt" fo:language="fr" fo:country="FR" style:language-asian="en" style:country-asian="GB"/>
    </style:style>
    <style:style style:name="T16" style:parent-style-name="DefaultParagraphFont" style:family="text">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T17" style:parent-style-name="DefaultParagraphFont" style:family="text">
      <style:text-properties style:font-name="Consolas" style:font-name-asian="Times New Roman" style:font-name-complex="Times New Roman" fo:color="#569CD6" fo:font-size="10.5pt" style:font-size-asian="10.5pt" style:font-size-complex="10.5pt" fo:language="fr" fo:country="FR" style:language-asian="en" style:country-asian="GB"/>
    </style:style>
    <style:style style:name="T18" style:parent-style-name="DefaultParagraphFont" style:family="text">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T19" style:parent-style-name="DefaultParagraphFont" style:family="text">
      <style:text-properties style:font-name="Consolas" style:font-name-asian="Times New Roman" style:font-name-complex="Times New Roman" fo:color="#569CD6" fo:font-size="10.5pt" style:font-size-asian="10.5pt" style:font-size-complex="10.5pt" fo:language="fr" fo:country="FR" style:language-asian="en" style:country-asian="GB"/>
    </style:style>
    <style:style style:name="T20" style:parent-style-name="DefaultParagraphFont" style:family="text">
      <style:text-properties style:font-name="Consolas" style:font-name-asian="Times New Roman" style:font-name-complex="Times New Roman" fo:color="#D4D4D4" fo:font-size="10.5pt" style:font-size-asian="10.5pt" style:font-size-complex="10.5pt" fo:language="fr" fo:country="FR" style:language-asian="en" style:country-asian="GB"/>
    </style:style>
    <style:style style:name="T21" style:parent-style-name="DefaultParagraphFont" style:family="text">
      <style:text-properties style:font-name="Consolas" style:font-name-asian="Times New Roman" style:font-name-complex="Times New Roman" fo:color="#9CDCFE" fo:font-size="10.5pt" style:font-size-asian="10.5pt" style:font-size-complex="10.5pt" fo:language="fr" fo:country="FR" style:language-asian="en" style:country-asian="GB"/>
    </style:style>
    <style:style style:name="T22" style:parent-style-name="DefaultParagraphFont" style:family="text">
      <style:text-properties style:font-name="Consolas" style:font-name-asian="Times New Roman" style:font-name-complex="Times New Roman" fo:color="#808080" fo:font-size="10.5pt" style:font-size-asian="10.5pt" style:font-size-complex="10.5pt" fo:language="fr" fo:country="FR" style:language-asian="en" style:country-asian="GB"/>
    </style:style>
    <style:style style:name="P23" style:parent-style-name="Normal" style:family="paragraph">
      <style:paragraph-properties fo:margin-bottom="0in" style:line-height-at-least="0.1979in" fo:background-color="#1E1E1E"/>
    </style:style>
    <style:style style:name="T24" style:parent-style-name="DefaultParagraphFont" style:family="text">
      <style:text-properties style:font-name="Consolas" style:font-name-asian="Times New Roman" style:font-name-complex="Times New Roman" fo:color="#808080" fo:font-size="10.5pt" style:font-size-asian="10.5pt" style:font-size-complex="10.5pt" fo:language="nl" fo:country="NL" style:language-asian="en" style:country-asian="GB"/>
    </style:style>
    <style:style style:name="T25" style:parent-style-name="DefaultParagraphFont" style:family="text">
      <style:text-properties style:font-name="Consolas" style:font-name-asian="Times New Roman" style:font-name-complex="Times New Roman" fo:color="#569CD6" fo:font-size="10.5pt" style:font-size-asian="10.5pt" style:font-size-complex="10.5pt" fo:language="nl" fo:country="NL" style:language-asian="en" style:country-asian="GB"/>
    </style:style>
    <style:style style:name="T26"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27" style:parent-style-name="DefaultParagraphFont" style:family="text">
      <style:text-properties style:font-name="Consolas" style:font-name-asian="Times New Roman" style:font-name-complex="Times New Roman" fo:color="#9CDCFE" fo:font-size="10.5pt" style:font-size-asian="10.5pt" style:font-size-complex="10.5pt" fo:language="nl" fo:country="NL" style:language-asian="en" style:country-asian="GB"/>
    </style:style>
    <style:style style:name="T28"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29" style:parent-style-name="DefaultParagraphFont" style:family="text">
      <style:text-properties style:font-name="Consolas" style:font-name-asian="Times New Roman" style:font-name-complex="Times New Roman" fo:color="#CE9178" fo:font-size="10.5pt" style:font-size-asian="10.5pt" style:font-size-complex="10.5pt" fo:language="nl" fo:country="NL" style:language-asian="en" style:country-asian="GB"/>
    </style:style>
    <style:style style:name="T30" style:parent-style-name="DefaultParagraphFont" style:family="text">
      <style:text-properties style:font-name="Consolas" style:font-name-asian="Times New Roman" style:font-name-complex="Times New Roman" fo:color="#808080" fo:font-size="10.5pt" style:font-size-asian="10.5pt" style:font-size-complex="10.5pt" fo:language="nl" fo:country="NL" style:language-asian="en" style:country-asian="GB"/>
    </style:style>
    <style:style style:name="P31" style:parent-style-name="Normal" style:family="paragraph">
      <style:paragraph-properties fo:margin-bottom="0in" style:line-height-at-least="0.1979in" fo:background-color="#1E1E1E"/>
    </style:style>
    <style:style style:name="T32"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33" style:parent-style-name="DefaultParagraphFont" style:family="text">
      <style:text-properties style:font-name="Consolas" style:font-name-asian="Times New Roman" style:font-name-complex="Times New Roman" fo:color="#808080" fo:font-size="10.5pt" style:font-size-asian="10.5pt" style:font-size-complex="10.5pt" fo:language="nl" fo:country="NL" style:language-asian="en" style:country-asian="GB"/>
    </style:style>
    <style:style style:name="T34" style:parent-style-name="DefaultParagraphFont" style:family="text">
      <style:text-properties style:font-name="Consolas" style:font-name-asian="Times New Roman" style:font-name-complex="Times New Roman" fo:color="#569CD6" fo:font-size="10.5pt" style:font-size-asian="10.5pt" style:font-size-complex="10.5pt" fo:language="nl" fo:country="NL" style:language-asian="en" style:country-asian="GB"/>
    </style:style>
    <style:style style:name="T35" style:parent-style-name="DefaultParagraphFont" style:family="text">
      <style:text-properties style:font-name="Consolas" style:font-name-asian="Times New Roman" style:font-name-complex="Times New Roman" fo:color="#808080" fo:font-size="10.5pt" style:font-size-asian="10.5pt" style:font-size-complex="10.5pt" fo:language="nl" fo:country="NL" style:language-asian="en" style:country-asian="GB"/>
    </style:style>
    <style:style style:name="P36" style:parent-style-name="Normal" style:family="paragraph">
      <style:paragraph-properties fo:margin-bottom="0in" style:line-height-at-least="0.1979in" fo:background-color="#1E1E1E"/>
    </style:style>
    <style:style style:name="T37"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38" style:parent-style-name="DefaultParagraphFont" style:family="text">
      <style:text-properties style:font-name="Consolas" style:font-name-asian="Times New Roman" style:font-name-complex="Times New Roman" fo:color="#808080" fo:font-size="10.5pt" style:font-size-asian="10.5pt" style:font-size-complex="10.5pt" fo:language="nl" fo:country="NL" style:language-asian="en" style:country-asian="GB"/>
    </style:style>
    <style:style style:name="T39" style:parent-style-name="DefaultParagraphFont" style:family="text">
      <style:text-properties style:font-name="Consolas" style:font-name-asian="Times New Roman" style:font-name-complex="Times New Roman" fo:color="#569CD6" fo:font-size="10.5pt" style:font-size-asian="10.5pt" style:font-size-complex="10.5pt" fo:language="nl" fo:country="NL" style:language-asian="en" style:country-asian="GB"/>
    </style:style>
    <style:style style:name="T40"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41" style:parent-style-name="DefaultParagraphFont" style:family="text">
      <style:text-properties style:font-name="Consolas" style:font-name-asian="Times New Roman" style:font-name-complex="Times New Roman" fo:color="#9CDCFE" fo:font-size="10.5pt" style:font-size-asian="10.5pt" style:font-size-complex="10.5pt" fo:language="nl" fo:country="NL" style:language-asian="en" style:country-asian="GB"/>
    </style:style>
    <style:style style:name="T42"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43" style:parent-style-name="DefaultParagraphFont" style:family="text">
      <style:text-properties style:font-name="Consolas" style:font-name-asian="Times New Roman" style:font-name-complex="Times New Roman" fo:color="#CE9178" fo:font-size="10.5pt" style:font-size-asian="10.5pt" style:font-size-complex="10.5pt" fo:language="nl" fo:country="NL" style:language-asian="en" style:country-asian="GB"/>
    </style:style>
    <style:style style:name="T44"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45" style:parent-style-name="DefaultParagraphFont" style:family="text">
      <style:text-properties style:font-name="Consolas" style:font-name-asian="Times New Roman" style:font-name-complex="Times New Roman" fo:color="#808080" fo:font-size="10.5pt" style:font-size-asian="10.5pt" style:font-size-complex="10.5pt" fo:language="nl" fo:country="NL" style:language-asian="en" style:country-asian="GB"/>
    </style:style>
    <style:style style:name="P46" style:parent-style-name="Normal" style:family="paragraph">
      <style:paragraph-properties fo:margin-bottom="0in" style:line-height-at-least="0.1979in" fo:background-color="#1E1E1E"/>
    </style:style>
    <style:style style:name="T47" style:parent-style-name="DefaultParagraphFont" style:family="text">
      <style:text-properties style:font-name="Consolas" style:font-name-asian="Times New Roman" style:font-name-complex="Times New Roman" fo:color="#D4D4D4" fo:font-size="10.5pt" style:font-size-asian="10.5pt" style:font-size-complex="10.5pt" fo:language="nl" fo:country="NL" style:language-asian="en" style:country-asian="GB"/>
    </style:style>
    <style:style style:name="T48" style:parent-style-name="DefaultParagraphFont" style:family="text">
      <style:text-properties style:font-name="Consolas" style:font-name-asian="Times New Roman" style:font-name-complex="Times New Roman" fo:color="#808080" fo:font-size="10.5pt" style:font-size-asian="10.5pt" style:font-size-complex="10.5pt" fo:language="it" fo:country="IT" style:language-asian="en" style:country-asian="GB"/>
    </style:style>
    <style:style style:name="T49" style:parent-style-name="DefaultParagraphFont" style:family="text">
      <style:text-properties style:font-name="Consolas" style:font-name-asian="Times New Roman" style:font-name-complex="Times New Roman" fo:color="#569CD6" fo:font-size="10.5pt" style:font-size-asian="10.5pt" style:font-size-complex="10.5pt" fo:language="it" fo:country="IT" style:language-asian="en" style:country-asian="GB"/>
    </style:style>
    <style:style style:name="T50" style:parent-style-name="DefaultParagraphFont" style:family="text">
      <style:text-properties style:font-name="Consolas" style:font-name-asian="Times New Roman" style:font-name-complex="Times New Roman" fo:color="#D4D4D4" fo:font-size="10.5pt" style:font-size-asian="10.5pt" style:font-size-complex="10.5pt" fo:language="it" fo:country="IT" style:language-asian="en" style:country-asian="GB"/>
    </style:style>
    <style:style style:name="T51" style:parent-style-name="DefaultParagraphFont" style:family="text">
      <style:text-properties style:font-name="Consolas" style:font-name-asian="Times New Roman" style:font-name-complex="Times New Roman" fo:color="#9CDCFE" fo:font-size="10.5pt" style:font-size-asian="10.5pt" style:font-size-complex="10.5pt" fo:language="it" fo:country="IT" style:language-asian="en" style:country-asian="GB"/>
    </style:style>
    <style:style style:name="T52" style:parent-style-name="DefaultParagraphFont" style:family="text">
      <style:text-properties style:font-name="Consolas" style:font-name-asian="Times New Roman" style:font-name-complex="Times New Roman" fo:color="#D4D4D4" fo:font-size="10.5pt" style:font-size-asian="10.5pt" style:font-size-complex="10.5pt" fo:language="it" fo:country="IT" style:language-asian="en" style:country-asian="GB"/>
    </style:style>
    <style:style style:name="T53" style:parent-style-name="DefaultParagraphFont" style:family="text">
      <style:text-properties style:font-name="Consolas" style:font-name-asian="Times New Roman" style:font-name-complex="Times New Roman" fo:color="#CE9178" fo:font-size="10.5pt" style:font-size-asian="10.5pt" style:font-size-complex="10.5pt" fo:language="it" fo:country="IT" style:language-asian="en" style:country-asian="GB"/>
    </style:style>
    <style:style style:name="T54" style:parent-style-name="DefaultParagraphFont" style:family="text">
      <style:text-properties style:font-name="Consolas" style:font-name-asian="Times New Roman" style:font-name-complex="Times New Roman" fo:color="#D4D4D4" fo:font-size="10.5pt" style:font-size-asian="10.5pt" style:font-size-complex="10.5pt" fo:language="it" fo:country="IT" style:language-asian="en" style:country-asian="GB"/>
    </style:style>
    <style:style style:name="T55" style:parent-style-name="DefaultParagraphFont" style:family="text">
      <style:text-properties style:font-name="Consolas" style:font-name-asian="Times New Roman" style:font-name-complex="Times New Roman" fo:color="#9CDCFE" fo:font-size="10.5pt" style:font-size-asian="10.5pt" style:font-size-complex="10.5pt" fo:language="it" fo:country="IT" style:language-asian="en" style:country-asian="GB"/>
    </style:style>
    <style:style style:name="T56" style:parent-style-name="DefaultParagraphFont" style:family="text">
      <style:text-properties style:font-name="Consolas" style:font-name-asian="Times New Roman" style:font-name-complex="Times New Roman" fo:color="#D4D4D4" fo:font-size="10.5pt" style:font-size-asian="10.5pt" style:font-size-complex="10.5pt" fo:language="it" fo:country="IT" style:language-asian="en" style:country-asian="GB"/>
    </style:style>
    <style:style style:name="T57" style:parent-style-name="DefaultParagraphFont" style:family="text">
      <style:text-properties style:font-name="Consolas" style:font-name-asian="Times New Roman" style:font-name-complex="Times New Roman" fo:color="#CE9178" fo:font-size="10.5pt" style:font-size-asian="10.5pt" style:font-size-complex="10.5pt" fo:language="it" fo:country="IT" style:language-asian="en" style:country-asian="GB"/>
    </style:style>
    <style:style style:name="T58" style:parent-style-name="DefaultParagraphFont" style:family="text">
      <style:text-properties style:font-name="Consolas" style:font-name-asian="Times New Roman" style:font-name-complex="Times New Roman" fo:color="#D4D4D4" fo:font-size="10.5pt" style:font-size-asian="10.5pt" style:font-size-complex="10.5pt" fo:language="it" fo:country="IT" style:language-asian="en" style:country-asian="GB"/>
    </style:style>
    <style:style style:name="T59" style:parent-style-name="DefaultParagraphFont" style:family="text">
      <style:text-properties style:font-name="Consolas" style:font-name-asian="Times New Roman" style:font-name-complex="Times New Roman" fo:color="#808080" fo:font-size="10.5pt" style:font-size-asian="10.5pt" style:font-size-complex="10.5pt" fo:language="it" fo:country="IT" style:language-asian="en" style:country-asian="GB"/>
    </style:style>
    <style:style style:name="P60" style:parent-style-name="Normal" style:family="paragraph">
      <style:paragraph-properties fo:margin-bottom="0in" style:line-height-at-least="0.1979in" fo:background-color="#1E1E1E"/>
    </style:style>
    <style:style style:name="T61" style:parent-style-name="DefaultParagraphFont" style:family="text">
      <style:text-properties style:font-name="Consolas" style:font-name-asian="Times New Roman" style:font-name-complex="Times New Roman" fo:color="#D4D4D4" fo:font-size="10.5pt" style:font-size-asian="10.5pt" style:font-size-complex="10.5pt" fo:language="it" fo:country="IT" style:language-asian="en" style:country-asian="GB"/>
    </style:style>
    <style:style style:name="T6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63"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6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65"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6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67"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6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69"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7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71"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7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7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74" style:parent-style-name="Normal" style:family="paragraph">
      <style:paragraph-properties fo:margin-bottom="0in" style:line-height-at-least="0.1979in" fo:background-color="#1E1E1E"/>
    </style:style>
    <style:style style:name="T7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7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7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7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7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8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8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8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83" style:parent-style-name="Normal" style:family="paragraph">
      <style:paragraph-properties fo:margin-bottom="0in" style:line-height-at-least="0.1979in" fo:background-color="#1E1E1E"/>
    </style:style>
    <style:style style:name="T8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8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8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8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88" style:parent-style-name="Normal" style:family="paragraph">
      <style:paragraph-properties fo:margin-bottom="0in" style:line-height-at-least="0.1979in" fo:background-color="#1E1E1E"/>
    </style:style>
    <style:style style:name="T8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9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9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9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93" style:parent-style-name="Normal" style:family="paragraph">
      <style:paragraph-properties fo:margin-bottom="0in" style:line-height-at-least="0.1979in" fo:background-color="#1E1E1E"/>
    </style:style>
    <style:style style:name="T9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9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9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9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98"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9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00"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10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02" style:parent-style-name="Normal" style:family="paragraph">
      <style:paragraph-properties fo:margin-bottom="0in" style:line-height-at-least="0.1979in" fo:background-color="#1E1E1E"/>
    </style:style>
    <style:style style:name="T103"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0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05"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0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0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0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09"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1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11" style:parent-style-name="Normal" style:family="paragraph">
      <style:paragraph-properties fo:margin-bottom="0in" style:line-height-at-least="0.1979in" fo:background-color="#1E1E1E"/>
    </style:style>
    <style:style style:name="T11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1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14"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1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16" style:parent-style-name="Normal" style:family="paragraph">
      <style:paragraph-properties fo:margin-bottom="0in" style:line-height-at-least="0.1979in" fo:background-color="#1E1E1E"/>
    </style:style>
    <style:style style:name="T11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1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19"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2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21" style:parent-style-name="Normal" style:family="paragraph">
      <style:paragraph-properties fo:margin-bottom="0in" style:line-height-at-least="0.1979in" fo:background-color="#1E1E1E"/>
    </style:style>
    <style:style style:name="T12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2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24"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2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26"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12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28"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12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30" style:parent-style-name="Normal" style:family="paragraph">
      <style:paragraph-properties fo:margin-bottom="0in" style:line-height-at-least="0.1979in" fo:background-color="#1E1E1E"/>
    </style:style>
    <style:style style:name="T13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3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33"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3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3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3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3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3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39" style:parent-style-name="Normal" style:family="paragraph">
      <style:paragraph-properties fo:margin-bottom="0in" style:line-height-at-least="0.1979in" fo:background-color="#1E1E1E"/>
    </style:style>
    <style:style style:name="T14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4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42"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43"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44"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14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46"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14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48"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14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50"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15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5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53" style:parent-style-name="Normal" style:family="paragraph">
      <style:paragraph-properties fo:margin-bottom="0in" style:line-height-at-least="0.1979in" fo:background-color="#1E1E1E"/>
    </style:style>
    <style:style style:name="T15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5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5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5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58" style:parent-style-name="Normal" style:family="paragraph">
      <style:paragraph-properties fo:margin-bottom="0in" style:line-height-at-least="0.1979in" fo:background-color="#1E1E1E"/>
    </style:style>
    <style:style style:name="T15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6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6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6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63" style:parent-style-name="Normal" style:family="paragraph">
      <style:paragraph-properties fo:margin-bottom="0in" style:line-height-at-least="0.1979in" fo:background-color="#1E1E1E"/>
    </style:style>
    <style:style style:name="T16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6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6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6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68"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16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70"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17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72"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173"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74"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17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76" style:parent-style-name="Normal" style:family="paragraph">
      <style:paragraph-properties fo:margin-bottom="0in" style:line-height-at-least="0.1979in" fo:background-color="#1E1E1E"/>
    </style:style>
    <style:style style:name="T17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7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79"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8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8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8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83"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8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85" style:parent-style-name="Normal" style:family="paragraph">
      <style:paragraph-properties fo:margin-bottom="0in" style:line-height-at-least="0.1979in" fo:background-color="#1E1E1E"/>
    </style:style>
    <style:style style:name="T18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8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88"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8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90" style:parent-style-name="Normal" style:family="paragraph">
      <style:paragraph-properties fo:margin-bottom="0in" style:line-height-at-least="0.1979in" fo:background-color="#1E1E1E"/>
    </style:style>
    <style:style style:name="T19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9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93"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9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9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19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19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19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199" style:parent-style-name="Normal" style:family="paragraph">
      <style:paragraph-properties fo:margin-bottom="0in" style:line-height-at-least="0.1979in" fo:background-color="#1E1E1E"/>
    </style:style>
    <style:style style:name="T20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0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02"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0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04" style:parent-style-name="Normal" style:family="paragraph">
      <style:paragraph-properties fo:margin-bottom="0in" style:line-height-at-least="0.1979in" fo:background-color="#1E1E1E"/>
    </style:style>
    <style:style style:name="T20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0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0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0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0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1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1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1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13" style:parent-style-name="Normal" style:family="paragraph">
      <style:paragraph-properties fo:margin-bottom="0in" style:line-height-at-least="0.1979in" fo:background-color="#1E1E1E"/>
    </style:style>
    <style:style style:name="T21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1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1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1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1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1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20"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2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2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P223" style:parent-style-name="Normal" style:family="paragraph">
      <style:paragraph-properties fo:margin-bottom="0in" style:line-height-at-least="0.1979in" fo:background-color="#1E1E1E"/>
    </style:style>
    <style:style style:name="T22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2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2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2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28" style:parent-style-name="Normal" style:family="paragraph">
      <style:paragraph-properties fo:margin-bottom="0in" style:line-height-at-least="0.1979in" fo:background-color="#1E1E1E"/>
    </style:style>
    <style:style style:name="T22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3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3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3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3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234" style:parent-style-name="Normal" style:family="paragraph">
      <style:paragraph-properties fo:margin-bottom="0in" style:line-height-at-least="0.1979in" fo:background-color="#1E1E1E"/>
    </style:style>
    <style:style style:name="T23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3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3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3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39"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24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41"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24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43"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24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45"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24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47" style:parent-style-name="Normal" style:family="paragraph">
      <style:paragraph-properties fo:margin-bottom="0in" style:line-height-at-least="0.1979in" fo:background-color="#1E1E1E"/>
    </style:style>
    <style:style style:name="T24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4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50"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5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5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5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54"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5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56" style:parent-style-name="Normal" style:family="paragraph">
      <style:paragraph-properties fo:margin-bottom="0in" style:line-height-at-least="0.1979in" fo:background-color="#1E1E1E"/>
    </style:style>
    <style:style style:name="T25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5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59"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6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61" style:parent-style-name="Normal" style:family="paragraph">
      <style:paragraph-properties fo:margin-bottom="0in" style:line-height-at-least="0.1979in" fo:background-color="#1E1E1E"/>
    </style:style>
    <style:style style:name="T26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6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64"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6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6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6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68"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6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70" style:parent-style-name="Normal" style:family="paragraph">
      <style:paragraph-properties fo:margin-bottom="0in" style:line-height-at-least="0.1979in" fo:background-color="#1E1E1E"/>
    </style:style>
    <style:style style:name="T27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7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73"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7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75" style:parent-style-name="Normal" style:family="paragraph">
      <style:paragraph-properties fo:margin-bottom="0in" style:line-height-at-least="0.1979in" fo:background-color="#1E1E1E"/>
    </style:style>
    <style:style style:name="T27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7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78"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7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8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281" style:parent-style-name="Normal" style:family="paragraph">
      <style:paragraph-properties fo:margin-bottom="0in" style:line-height-at-least="0.1979in" fo:background-color="#1E1E1E"/>
    </style:style>
    <style:style style:name="T28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8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84"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8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86"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287"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88"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28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90"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29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92"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29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294" style:parent-style-name="Normal" style:family="paragraph">
      <style:paragraph-properties fo:margin-bottom="0in" style:line-height-at-least="0.1979in" fo:background-color="#1E1E1E"/>
    </style:style>
    <style:style style:name="T29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29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9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29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29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0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0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0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03" style:parent-style-name="Normal" style:family="paragraph">
      <style:paragraph-properties fo:margin-bottom="0in" style:line-height-at-least="0.1979in" fo:background-color="#1E1E1E"/>
    </style:style>
    <style:style style:name="T30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0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0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0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08" style:parent-style-name="Normal" style:family="paragraph">
      <style:paragraph-properties fo:margin-bottom="0in" style:line-height-at-least="0.1979in" fo:background-color="#1E1E1E"/>
    </style:style>
    <style:style style:name="T30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1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1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1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13"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1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15"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1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17" style:parent-style-name="Normal" style:family="paragraph">
      <style:paragraph-properties fo:margin-bottom="0in" style:line-height-at-least="0.1979in" fo:background-color="#1E1E1E"/>
    </style:style>
    <style:style style:name="T31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1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20"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2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2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P323"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24"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25"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26"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2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28"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29"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30"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31" style:parent-style-name="Normal" style:family="paragraph">
      <style:paragraph-properties fo:margin-bottom="0in" style:line-height-at-least="0.1979in" fo:background-color="#1E1E1E"/>
    </style:style>
    <style:style style:name="T33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3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34"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3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3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P337" style:parent-style-name="Normal" style:family="paragraph">
      <style:paragraph-properties fo:margin-bottom="0in" style:line-height-at-least="0.1979in" fo:background-color="#1E1E1E"/>
    </style:style>
    <style:style style:name="T33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3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40"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4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42" style:parent-style-name="Normal" style:family="paragraph">
      <style:paragraph-properties fo:margin-bottom="0in" style:line-height-at-least="0.1979in" fo:background-color="#1E1E1E"/>
    </style:style>
    <style:style style:name="T343"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4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45"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4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47" style:parent-style-name="Normal" style:family="paragraph">
      <style:paragraph-properties fo:margin-bottom="0in" style:line-height-at-least="0.1979in" fo:background-color="#1E1E1E"/>
      <style:text-properties style:font-name="Consolas" style:font-name-asian="Times New Roman" style:font-name-complex="Times New Roman" fo:color="#D4D4D4" fo:font-size="10.5pt" style:font-size-asian="10.5pt" style:font-size-complex="10.5pt" style:language-asian="en" style:country-asian="GB"/>
    </style:style>
    <style:style style:name="P348" style:parent-style-name="Normal" style:family="paragraph">
      <style:paragraph-properties fo:margin-bottom="0in" style:line-height-at-least="0.1979in" fo:background-color="#1E1E1E"/>
    </style:style>
    <style:style style:name="T34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5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5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5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53"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35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55"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35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57" style:parent-style-name="DefaultParagraphFont" style:family="text">
      <style:text-properties style:font-name="Consolas" style:font-name-asian="Times New Roman" style:font-name-complex="Times New Roman" fo:color="#9CDCFE" fo:font-size="10.5pt" style:font-size-asian="10.5pt" style:font-size-complex="10.5pt" style:language-asian="en" style:country-asian="GB"/>
    </style:style>
    <style:style style:name="T358"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59" style:parent-style-name="DefaultParagraphFont" style:family="text">
      <style:text-properties style:font-name="Consolas" style:font-name-asian="Times New Roman" style:font-name-complex="Times New Roman" fo:color="#CE9178" fo:font-size="10.5pt" style:font-size-asian="10.5pt" style:font-size-complex="10.5pt" style:language-asian="en" style:country-asian="GB"/>
    </style:style>
    <style:style style:name="T36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61" style:parent-style-name="Normal" style:family="paragraph">
      <style:paragraph-properties fo:margin-bottom="0in" style:line-height-at-least="0.1979in" fo:background-color="#1E1E1E"/>
    </style:style>
    <style:style style:name="T362"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6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64"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6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6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6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68"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6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70" style:parent-style-name="Normal" style:family="paragraph">
      <style:paragraph-properties fo:margin-bottom="0in" style:line-height-at-least="0.1979in" fo:background-color="#1E1E1E"/>
    </style:style>
    <style:style style:name="T371"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7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73"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74"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75" style:parent-style-name="Normal" style:family="paragraph">
      <style:paragraph-properties fo:margin-bottom="0in" style:line-height-at-least="0.1979in" fo:background-color="#1E1E1E"/>
    </style:style>
    <style:style style:name="T376"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7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78"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7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8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8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82"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8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84" style:parent-style-name="Normal" style:family="paragraph">
      <style:paragraph-properties fo:margin-bottom="0in" style:line-height-at-least="0.1979in" fo:background-color="#1E1E1E"/>
    </style:style>
    <style:style style:name="T38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8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8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8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89" style:parent-style-name="Normal" style:family="paragraph">
      <style:paragraph-properties fo:margin-bottom="0in" style:line-height-at-least="0.1979in" fo:background-color="#1E1E1E"/>
    </style:style>
    <style:style style:name="T39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9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92"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9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94" style:parent-style-name="Normal" style:family="paragraph">
      <style:paragraph-properties fo:margin-bottom="0in" style:line-height-at-least="0.1979in" fo:background-color="#1E1E1E"/>
    </style:style>
    <style:style style:name="T395"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396"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397"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398"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399" style:parent-style-name="Normal" style:family="paragraph">
      <style:paragraph-properties fo:margin-bottom="0in" style:line-height-at-least="0.1979in" fo:background-color="#1E1E1E"/>
    </style:style>
    <style:style style:name="T400"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40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402"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403"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40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40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40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40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408" style:parent-style-name="Normal" style:family="paragraph">
      <style:paragraph-properties fo:margin-bottom="0in" style:line-height-at-least="0.1979in" fo:background-color="#1E1E1E"/>
    </style:style>
    <style:style style:name="T409"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410"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411"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412"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413" style:parent-style-name="Normal" style:family="paragraph">
      <style:paragraph-properties fo:margin-bottom="0in" style:line-height-at-least="0.1979in" fo:background-color="#1E1E1E"/>
    </style:style>
    <style:style style:name="T414" style:parent-style-name="DefaultParagraphFont" style:family="text">
      <style:text-properties style:font-name="Consolas" style:font-name-asian="Times New Roman" style:font-name-complex="Times New Roman" fo:color="#D4D4D4" fo:font-size="10.5pt" style:font-size-asian="10.5pt" style:font-size-complex="10.5pt" style:language-asian="en" style:country-asian="GB"/>
    </style:style>
    <style:style style:name="T415"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416"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417"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P418" style:parent-style-name="Normal" style:family="paragraph">
      <style:paragraph-properties fo:margin-bottom="0in" style:line-height-at-least="0.1979in" fo:background-color="#1E1E1E"/>
    </style:style>
    <style:style style:name="T419"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style:style style:name="T420" style:parent-style-name="DefaultParagraphFont" style:family="text">
      <style:text-properties style:font-name="Consolas" style:font-name-asian="Times New Roman" style:font-name-complex="Times New Roman" fo:color="#569CD6" fo:font-size="10.5pt" style:font-size-asian="10.5pt" style:font-size-complex="10.5pt" style:language-asian="en" style:country-asian="GB"/>
    </style:style>
    <style:style style:name="T421" style:parent-style-name="DefaultParagraphFont" style:family="text">
      <style:text-properties style:font-name="Consolas" style:font-name-asian="Times New Roman" style:font-name-complex="Times New Roman" fo:color="#808080" fo:font-size="10.5pt" style:font-size-asian="10.5pt" style:font-size-complex="10.5pt" style:language-asian="en" style:country-asian="GB"/>
    </style:style>
  </office:automatic-styles>
  <office:body>
    <office:text text:use-soft-page-breaks="true">
      <text:p text:style-name="P1"/>
      <text:p text:style-name="P2">PREWORK CODE HTML 10.12.2022</text:p>
      <text:p text:style-name="P3"/>
      <text:p text:style-name="P4"/>
      <text:p text:style-name="P5"/>
      <text:p text:style-name="P6"/>
      <text:p text:style-name="P7"><text:span text:style-name="T8">&lt;!</text:span><text:span text:style-name="T9">DOCTYPE</text:span><text:span text:style-name="T10"><text:s/></text:span><text:span text:style-name="T11">html</text:span><text:span text:style-name="T12">&gt;</text:span></text:p>
      <text:p text:style-name="P13"><text:span text:style-name="T14">&lt;</text:span><text:span text:style-name="T15">code</text:span><text:span text:style-name="T16">&gt;&lt;/</text:span><text:span text:style-name="T17">code</text:span><text:span text:style-name="T18">&gt;&lt;!</text:span><text:span text:style-name="T19">DOCTYPE</text:span><text:span text:style-name="T20"><text:s/></text:span><text:span text:style-name="T21">html</text:span><text:span text:style-name="T22">&gt;</text:span></text:p>
      <text:p text:style-name="P23"><text:span text:style-name="T24">&lt;</text:span><text:span text:style-name="T25">html</text:span><text:span text:style-name="T26"><text:s/></text:span><text:span text:style-name="T27">lang</text:span><text:span text:style-name="T28">=</text:span><text:span text:style-name="T29">"en"</text:span><text:span text:style-name="T30">&gt;</text:span></text:p>
      <text:p text:style-name="P31"><text:span text:style-name="T32"> <text:s/></text:span><text:span text:style-name="T33">&lt;</text:span><text:span text:style-name="T34">head</text:span><text:span text:style-name="T35">&gt;</text:span></text:p>
      <text:p text:style-name="P36"><text:span text:style-name="T37">   <text:s/></text:span><text:span text:style-name="T38">&lt;</text:span><text:span text:style-name="T39">meta</text:span><text:span text:style-name="T40"><text:s/></text:span><text:span text:style-name="T41">charset</text:span><text:span text:style-name="T42">=</text:span><text:span text:style-name="T43">"UTF-8"</text:span><text:span text:style-name="T44"><text:s/></text:span><text:span text:style-name="T45">/&gt;</text:span></text:p>
      <text:p text:style-name="P46"><text:span text:style-name="T47">   <text:s/></text:span><text:span text:style-name="T48">&lt;</text:span><text:span text:style-name="T49">meta</text:span><text:span text:style-name="T50"><text:s/></text:span><text:span text:style-name="T51">http-equiv</text:span><text:span text:style-name="T52">=</text:span><text:span text:style-name="T53">"X-UA-Compatible"</text:span><text:span text:style-name="T54"><text:s/></text:span><text:span text:style-name="T55">content</text:span><text:span text:style-name="T56">=</text:span><text:span text:style-name="T57">"IE=edge"</text:span><text:span text:style-name="T58"><text:s/></text:span><text:span text:style-name="T59">/&gt;</text:span></text:p>
      <text:p text:style-name="P60"><text:span text:style-name="T61">   <text:s/></text:span><text:span text:style-name="T62">&lt;</text:span><text:span text:style-name="T63">meta</text:span><text:span text:style-name="T64"><text:s/></text:span><text:span text:style-name="T65">name</text:span><text:span text:style-name="T66">=</text:span><text:span text:style-name="T67">"viewport"</text:span><text:span text:style-name="T68"><text:s/></text:span><text:span text:style-name="T69">content</text:span><text:span text:style-name="T70">=</text:span><text:span text:style-name="T71">"width=device-width, initial-scale=1.0"</text:span><text:span text:style-name="T72"><text:s/></text:span><text:span text:style-name="T73">/&gt;</text:span></text:p>
      <text:p text:style-name="P74"><text:span text:style-name="T75">   <text:s/></text:span><text:span text:style-name="T76">&lt;</text:span><text:span text:style-name="T77">title</text:span><text:span text:style-name="T78">&gt;</text:span><text:span text:style-name="T79">PREWORK STUDY GUIDE</text:span><text:span text:style-name="T80">&lt;/</text:span><text:span text:style-name="T81">title</text:span><text:span text:style-name="T82">&gt;</text:span></text:p>
      <text:p text:style-name="P83"><text:span text:style-name="T84"> <text:s/></text:span><text:span text:style-name="T85">&lt;/</text:span><text:span text:style-name="T86">head</text:span><text:span text:style-name="T87">&gt;</text:span></text:p>
      <text:p text:style-name="P88"><text:span text:style-name="T89"> <text:s/></text:span><text:span text:style-name="T90">&lt;</text:span><text:span text:style-name="T91">body</text:span><text:span text:style-name="T92">&gt;</text:span></text:p>
      <text:p text:style-name="P93"><text:span text:style-name="T94">   <text:s/></text:span><text:span text:style-name="T95">&lt;</text:span><text:span text:style-name="T96">header</text:span><text:span text:style-name="T97"><text:s/></text:span><text:span text:style-name="T98">id</text:span><text:span text:style-name="T99">=</text:span><text:span text:style-name="T100">"top"</text:span><text:span text:style-name="T101">&gt;</text:span></text:p>
      <text:p text:style-name="P102"><text:span text:style-name="T103">   <text:s/></text:span><text:span text:style-name="T104">&lt;</text:span><text:span text:style-name="T105">title</text:span><text:span text:style-name="T106">&gt;</text:span><text:span text:style-name="T107">Prework Study Guide</text:span><text:span text:style-name="T108">&lt;/</text:span><text:span text:style-name="T109">title</text:span><text:span text:style-name="T110">&gt;</text:span></text:p>
      <text:p text:style-name="P111"><text:span text:style-name="T112"> <text:s/></text:span><text:span text:style-name="T113">&lt;/</text:span><text:span text:style-name="T114">head</text:span><text:span text:style-name="T115">&gt;</text:span></text:p>
      <text:p text:style-name="P116"><text:span text:style-name="T117"> <text:s/></text:span><text:span text:style-name="T118">&lt;</text:span><text:span text:style-name="T119">body</text:span><text:span text:style-name="T120">&gt;</text:span></text:p>
      <text:p text:style-name="P121"><text:span text:style-name="T122">   <text:s/></text:span><text:span text:style-name="T123">&lt;</text:span><text:span text:style-name="T124">header</text:span><text:span text:style-name="T125"><text:s/></text:span><text:span text:style-name="T126">id</text:span><text:span text:style-name="T127">=</text:span><text:span text:style-name="T128">"header"</text:span><text:span text:style-name="T129">&gt;</text:span></text:p>
      <text:p text:style-name="P130"><text:span text:style-name="T131">     <text:s/></text:span><text:span text:style-name="T132">&lt;</text:span><text:span text:style-name="T133">h1</text:span><text:span text:style-name="T134">&gt;</text:span><text:span text:style-name="T135">Prework Study Guide</text:span><text:span text:style-name="T136">&lt;/</text:span><text:span text:style-name="T137">h1</text:span><text:span text:style-name="T138">&gt;</text:span></text:p>
      <text:p text:style-name="P139"><text:span text:style-name="T140">     <text:s/></text:span><text:span text:style-name="T141">&lt;</text:span><text:span text:style-name="T142">img</text:span><text:span text:style-name="T143"><text:s/></text:span><text:span text:style-name="T144">src</text:span><text:span text:style-name="T145">=</text:span><text:span text:style-name="T146">"./assets/bowtie-cat.png"</text:span><text:span text:style-name="T147"><text:s/></text:span><text:span text:style-name="T148">alt</text:span><text:span text:style-name="T149">=</text:span><text:span text:style-name="T150">"Profile image of cat wearing a bow tie."</text:span><text:span text:style-name="T151"><text:s/></text:span><text:span text:style-name="T152">/&gt;</text:span></text:p>
      <text:p text:style-name="P153"><text:span text:style-name="T154">   <text:s/></text:span><text:span text:style-name="T155">&lt;/</text:span><text:span text:style-name="T156">header</text:span><text:span text:style-name="T157">&gt;</text:span></text:p>
      <text:p text:style-name="P158"><text:span text:style-name="T159">   <text:s/></text:span><text:span text:style-name="T160">&lt;</text:span><text:span text:style-name="T161">main</text:span><text:span text:style-name="T162">&gt;</text:span></text:p>
      <text:p text:style-name="P163"><text:span text:style-name="T164">     <text:s/></text:span><text:span text:style-name="T165">&lt;</text:span><text:span text:style-name="T166">section</text:span><text:span text:style-name="T167"><text:s/></text:span><text:span text:style-name="T168">class</text:span><text:span text:style-name="T169">=</text:span><text:span text:style-name="T170">"card"</text:span><text:span text:style-name="T171"><text:s/></text:span><text:span text:style-name="T172">id</text:span><text:span text:style-name="T173">=</text:span><text:span text:style-name="T174">"html-section"</text:span><text:span text:style-name="T175">&gt;</text:span></text:p>
      <text:p text:style-name="P176"><text:span text:style-name="T177">       <text:s/></text:span><text:span text:style-name="T178">&lt;</text:span><text:span text:style-name="T179">h2</text:span><text:span text:style-name="T180">&gt;</text:span><text:span text:style-name="T181">HTML</text:span><text:span text:style-name="T182">&lt;/</text:span><text:span text:style-name="T183">h2</text:span><text:span text:style-name="T184">&gt;</text:span></text:p>
      <text:p text:style-name="P185"><text:span text:style-name="T186">       <text:s/></text:span><text:span text:style-name="T187">&lt;</text:span><text:span text:style-name="T188">ul</text:span><text:span text:style-name="T189">&gt;</text:span></text:p>
      <text:p text:style-name="P190"><text:span text:style-name="T191">         <text:s/></text:span><text:span text:style-name="T192">&lt;</text:span><text:span text:style-name="T193">li</text:span><text:span text:style-name="T194">&gt;</text:span><text:span text:style-name="T195">HTML stands for Hypertext Markup Language. It is a language used to create and structure web pages. HTML consists of a series of elements that are used to add content and structure to a website, such as headings, paragraphs, and links. These elements are indicated using tags, which are enclosed in angle brackets. HTML is the foundation of most websites and is used to create the structure and layout of web pages.</text:span><text:span text:style-name="T196">&lt;/</text:span><text:span text:style-name="T197">li</text:span><text:span text:style-name="T198">&gt;</text:span></text:p>
      <text:p text:style-name="P199"><text:span text:style-name="T200">           is a powerful and flexible language that is essential for creating and formatting documents on the World Wide Web. It allows for the creation of structured and well-organized documents, and it supports the incorporation of a wide range of multimedia content.</text:span><text:span text:style-name="T201">&lt;/</text:span><text:span text:style-name="T202">li</text:span><text:span text:style-name="T203">&gt;</text:span></text:p>
      <text:p text:style-name="P204"><text:span text:style-name="T205">           </text:span><text:span text:style-name="T206">&lt;</text:span><text:span text:style-name="T207">li</text:span><text:span text:style-name="T208">&gt;</text:span><text:span text:style-name="T209">The head element conteins information about the webpage.</text:span><text:span text:style-name="T210">&lt;/</text:span><text:span text:style-name="T211">li</text:span><text:span text:style-name="T212">&gt;</text:span></text:p>
      <text:p text:style-name="P213"><text:span text:style-name="T214">           </text:span><text:span text:style-name="T215">&lt;</text:span><text:span text:style-name="T216">li</text:span><text:span text:style-name="T217">&gt;</text:span><text:span text:style-name="T218">The body element represent the visible conten shown to the user.</text:span><text:span text:style-name="T219">&lt;/</text:span><text:span text:style-name="T220">li</text:span><text:span text:style-name="T221">&gt;</text:span><text:span text:style-name="T222"><text:s/>         </text:span></text:p>
      <text:p text:style-name="P223"><text:span text:style-name="T224">       <text:s/></text:span><text:span text:style-name="T225">&lt;/</text:span><text:span text:style-name="T226">ul</text:span><text:span text:style-name="T227">&gt;</text:span></text:p>
      <text:p text:style-name="P228"><text:span text:style-name="T229">     <text:s/></text:span><text:span text:style-name="T230">&lt;/</text:span><text:span text:style-name="T231">section</text:span><text:span text:style-name="T232">&gt;</text:span></text:p>
      <text:p text:style-name="P233">   </text:p>
      <text:p text:style-name="P234"><text:span text:style-name="T235">     <text:s/></text:span><text:span text:style-name="T236">&lt;</text:span><text:span text:style-name="T237">section</text:span><text:span text:style-name="T238"><text:s/></text:span><text:span text:style-name="T239">class</text:span><text:span text:style-name="T240">=</text:span><text:span text:style-name="T241">"card"</text:span><text:span text:style-name="T242"><text:s/></text:span><text:span text:style-name="T243">id</text:span><text:span text:style-name="T244">=</text:span><text:span text:style-name="T245">"css-section"</text:span><text:span text:style-name="T246">&gt;</text:span></text:p>
      <text:p text:style-name="P247"><text:span text:style-name="T248">       <text:s/></text:span><text:span text:style-name="T249">&lt;</text:span><text:span text:style-name="T250">h2</text:span><text:span text:style-name="T251">&gt;</text:span><text:span text:style-name="T252">CSS</text:span><text:span text:style-name="T253">&lt;/</text:span><text:span text:style-name="T254">h2</text:span><text:span text:style-name="T255">&gt;</text:span></text:p>
      <text:p text:style-name="P256"><text:span text:style-name="T257">       <text:s/></text:span><text:span text:style-name="T258">&lt;</text:span><text:span text:style-name="T259">ul</text:span><text:span text:style-name="T260">&gt;</text:span></text:p>
      <text:soft-page-break/>
      <text:p text:style-name="P261"><text:span text:style-name="T262">         <text:s/></text:span><text:span text:style-name="T263">&lt;</text:span><text:span text:style-name="T264">li</text:span><text:span text:style-name="T265">&gt;</text:span><text:span text:style-name="T266">CSS is an abbreviation for Cascading Style Sheets. It is a stylesheet language that is used to describe the look and formatting of a document written in a markup language. CSS is commonly used to style the appearance of web pages written in HTML and XHTML, but it can also be used with any kind of XML document, including SVG and XUL.</text:span><text:span text:style-name="T267">&lt;/</text:span><text:span text:style-name="T268">li</text:span><text:span text:style-name="T269">&gt;</text:span></text:p>
      <text:p text:style-name="P270"><text:span text:style-name="T271">       <text:s/></text:span><text:span text:style-name="T272">&lt;/</text:span><text:span text:style-name="T273">ul</text:span><text:span text:style-name="T274">&gt;</text:span></text:p>
      <text:p text:style-name="P275"><text:span text:style-name="T276">     <text:s/></text:span><text:span text:style-name="T277">&lt;/</text:span><text:span text:style-name="T278">section</text:span><text:span text:style-name="T279">&gt;</text:span></text:p>
      <text:p text:style-name="P280">   </text:p>
      <text:p text:style-name="P281"><text:span text:style-name="T282">     <text:s/></text:span><text:span text:style-name="T283">&lt;</text:span><text:span text:style-name="T284">section</text:span><text:span text:style-name="T285"><text:s/></text:span><text:span text:style-name="T286">class</text:span><text:span text:style-name="T287">=</text:span><text:span text:style-name="T288">"card"</text:span><text:span text:style-name="T289"><text:s/></text:span><text:span text:style-name="T290">id</text:span><text:span text:style-name="T291">=</text:span><text:span text:style-name="T292">"git-section"</text:span><text:span text:style-name="T293">&gt;</text:span></text:p>
      <text:p text:style-name="P294"><text:span text:style-name="T295">       <text:s/></text:span><text:span text:style-name="T296">&lt;</text:span><text:span text:style-name="T297">h2</text:span><text:span text:style-name="T298">&gt;</text:span><text:span text:style-name="T299">Git</text:span><text:span text:style-name="T300">&lt;/</text:span><text:span text:style-name="T301">h2</text:span><text:span text:style-name="T302">&gt;</text:span></text:p>
      <text:p text:style-name="P303"><text:span text:style-name="T304">       <text:s/></text:span><text:span text:style-name="T305">&lt;</text:span><text:span text:style-name="T306">ul</text:span><text:span text:style-name="T307">&gt;</text:span></text:p>
      <text:p text:style-name="P308"><text:span text:style-name="T309">         <text:s/></text:span><text:span text:style-name="T310">&lt;</text:span><text:span text:style-name="T311">li</text:span><text:span text:style-name="T312">&gt;</text:span><text:span text:style-name="T313">Git is a version control system that is used for tracking changes in computer files and coordinating work on those files among multiple people. It is primarily used for software development, but it can be used to keep track of changes in any set of files. With Git, developers can easily collaborate on projects, and they can roll back to previous versions of their code if necessary.</text:span><text:span text:style-name="T314">&lt;/</text:span><text:span text:style-name="T315">li</text:span><text:span text:style-name="T316">&gt;</text:span></text:p>
      <text:p text:style-name="P317"><text:span text:style-name="T318">         <text:s/></text:span><text:span text:style-name="T319">&lt;</text:span><text:span text:style-name="T320">li</text:span><text:span text:style-name="T321">&gt;</text:span><text:span text:style-name="T322">git clone - clones a remote repository to your local machine</text:span></text:p>
      <text:p text:style-name="P323">            git status - shows the status of your local repository, including which files have been modified</text:p>
      <text:p text:style-name="P324">            git add - adds one or more files to the staging area</text:p>
      <text:p text:style-name="P325">            git commit - commits the changes in the staging area to the local repository</text:p>
      <text:p text:style-name="P326">            git push - pushes the committed changes to a remote repository</text:p>
      <text:p text:style-name="P327">            git pull - pulls changes from a remote repository to your local machine</text:p>
      <text:p text:style-name="P328">            git branch - creates, lists, or deletes branches in a Git repository</text:p>
      <text:p text:style-name="P329">            git checkout - switches to a different branch in the repository</text:p>
      <text:p text:style-name="P330">            git merge - merges changes from one branch into another branch</text:p>
      <text:p text:style-name="P331"><text:span text:style-name="T332">            git stash - temporarily saves changes that have not been committed to a temporary area, allowing you to switch to a different branch and then later come back and apply those changes.</text:span><text:span text:style-name="T333">&lt;/</text:span><text:span text:style-name="T334">li</text:span><text:span text:style-name="T335">&gt;</text:span><text:span text:style-name="T336"><text:s/>note:This last paragraphe need to be added on numeric list</text:span></text:p>
      <text:p text:style-name="P337"><text:span text:style-name="T338">       <text:s/></text:span><text:span text:style-name="T339">&lt;/</text:span><text:span text:style-name="T340">ul</text:span><text:span text:style-name="T341">&gt;</text:span></text:p>
      <text:p text:style-name="P342"><text:span text:style-name="T343">     <text:s/></text:span><text:span text:style-name="T344">&lt;/</text:span><text:span text:style-name="T345">section</text:span><text:span text:style-name="T346">&gt;</text:span></text:p>
      <text:p text:style-name="P347">   </text:p>
      <text:p text:style-name="P348"><text:span text:style-name="T349">     <text:s/></text:span><text:span text:style-name="T350">&lt;</text:span><text:span text:style-name="T351">section</text:span><text:span text:style-name="T352"><text:s/></text:span><text:span text:style-name="T353">class</text:span><text:span text:style-name="T354">=</text:span><text:span text:style-name="T355">"card"</text:span><text:span text:style-name="T356"><text:s/></text:span><text:span text:style-name="T357">id</text:span><text:span text:style-name="T358">=</text:span><text:span text:style-name="T359">"javascript-section"</text:span><text:span text:style-name="T360">&gt;</text:span></text:p>
      <text:p text:style-name="P361"><text:span text:style-name="T362">       <text:s/></text:span><text:span text:style-name="T363">&lt;</text:span><text:span text:style-name="T364">h2</text:span><text:span text:style-name="T365">&gt;</text:span><text:span text:style-name="T366">JavaScript</text:span><text:span text:style-name="T367">&lt;/</text:span><text:span text:style-name="T368">h2</text:span><text:span text:style-name="T369">&gt;</text:span></text:p>
      <text:p text:style-name="P370"><text:span text:style-name="T371">       <text:s/></text:span><text:span text:style-name="T372">&lt;</text:span><text:span text:style-name="T373">ul</text:span><text:span text:style-name="T374">&gt;</text:span></text:p>
      <text:p text:style-name="P375"><text:span text:style-name="T376">       <text:s/></text:span><text:span text:style-name="T377">&lt;</text:span><text:span text:style-name="T378">li</text:span><text:span text:style-name="T379">&gt;</text:span><text:span text:style-name="T380">JavaScript is a programming language that is commonly used to add interactivity and other dynamic features to websites. It is often used in combination with HTML and CSS to create user interfaces for web applications. JavaScript is a versatile language that can be used to create a wide variety of applications, including games, online tools, and other types of web-based software.</text:span><text:span text:style-name="T381">&lt;/</text:span><text:span text:style-name="T382">li</text:span><text:span text:style-name="T383">&gt;</text:span></text:p>
      <text:p text:style-name="P384"><text:span text:style-name="T385">       <text:s/></text:span><text:span text:style-name="T386">&lt;/</text:span><text:span text:style-name="T387">ul</text:span><text:span text:style-name="T388">&gt;</text:span></text:p>
      <text:p text:style-name="P389"><text:span text:style-name="T390">     <text:s/></text:span><text:span text:style-name="T391">&lt;/</text:span><text:span text:style-name="T392">section</text:span><text:span text:style-name="T393">&gt;</text:span></text:p>
      <text:soft-page-break/>
      <text:p text:style-name="P394"><text:span text:style-name="T395">   <text:s/></text:span><text:span text:style-name="T396">&lt;</text:span><text:span text:style-name="T397">footer</text:span><text:span text:style-name="T398">&gt;</text:span></text:p>
      <text:p text:style-name="P399"><text:span text:style-name="T400">     <text:s/></text:span><text:span text:style-name="T401">&lt;</text:span><text:span text:style-name="T402">p</text:span><text:span text:style-name="T403">&gt;</text:span><text:span text:style-name="T404">I can code!</text:span><text:span text:style-name="T405">&lt;/</text:span><text:span text:style-name="T406">p</text:span><text:span text:style-name="T407">&gt;</text:span></text:p>
      <text:p text:style-name="P408"><text:span text:style-name="T409">   <text:s/></text:span><text:span text:style-name="T410">&lt;/</text:span><text:span text:style-name="T411">footer</text:span><text:span text:style-name="T412">&gt;</text:span></text:p>
      <text:p text:style-name="P413"><text:span text:style-name="T414"> <text:s/></text:span><text:span text:style-name="T415">&lt;/</text:span><text:span text:style-name="T416">body</text:span><text:span text:style-name="T417">&gt;</text:span></text:p>
      <text:p text:style-name="P418"><text:span text:style-name="T419">&lt;/</text:span><text:span text:style-name="T420">html</text:span><text:span text:style-name="T421">&g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ictor fernandez garcia</meta:initial-creator>
    <dc:creator>victor fernandez garcia</dc:creator>
    <meta:creation-date>2022-12-10T21:09:00Z</meta:creation-date>
    <dc:date>2022-12-10T21:12:00Z</dc:date>
    <meta:template xlink:href="Normal" xlink:type="simple"/>
    <meta:editing-cycles>1</meta:editing-cycles>
    <meta:editing-duration>PT0S</meta:editing-duration>
    <meta:document-statistic meta:page-count="3" meta:paragraph-count="8" meta:word-count="620" meta:character-count="4146" meta:row-count="29" meta:non-whitespace-character-count="3534"/>
  </office:meta>
</office:document-meta>
</file>